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PropShorthandParser.convertValueForProperty( int propId , Property property , PropertyMaker maker , PropertyList propertyLi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xPropShorthandParser.BoxPropShorthand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